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34820946316A7516E7F.png" manifest:media-type="image/png"/>
  <manifest:file-entry manifest:full-path="Pictures/100000000000031300000257B4386272A003AE44.png" manifest:media-type="image/png"/>
  <manifest:file-entry manifest:full-path="Pictures/10000000000004030000034A847DE43068660BCF.png" manifest:media-type="image/png"/>
  <manifest:file-entry manifest:full-path="Pictures/10000000000003D80000016A1852FC114AF0983D.png" manifest:media-type="image/png"/>
  <manifest:file-entry manifest:full-path="Pictures/100000000000029800000286ABB203BE9A95A525.png" manifest:media-type="image/png"/>
  <manifest:file-entry manifest:full-path="Pictures/10000000000003F800000336C2E06E0CC71F438A.png" manifest:media-type="image/png"/>
  <manifest:file-entry manifest:full-path="Pictures/100000000000032700000238965BE4A91AC06300.png" manifest:media-type="image/png"/>
  <manifest:file-entry manifest:full-path="Pictures/100000000000052E000002FB6DAA8DA61F1FC0FD.png" manifest:media-type="image/png"/>
  <manifest:file-entry manifest:full-path="Pictures/100000000000040300000300EB992586743E2A78.png" manifest:media-type="image/png"/>
  <manifest:file-entry manifest:full-path="Pictures/100000000000040100000312C2A948B4825F0168.png" manifest:media-type="image/png"/>
  <manifest:file-entry manifest:full-path="Pictures/10000000000003F500000305AA2C4F054ED067F5.png" manifest:media-type="image/png"/>
  <manifest:file-entry manifest:full-path="Pictures/10000000000003F6000002FFED14FAAF15D4D7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f08" officeooo:paragraph-rsid="00168f08"/>
    </style:style>
    <style:style style:name="P2" style:family="paragraph" style:parent-style-name="Standard">
      <style:paragraph-properties fo:break-before="page"/>
      <style:text-properties officeooo:rsid="00168f08" officeooo:paragraph-rsid="00168f08"/>
    </style:style>
    <style:style style:name="P3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 officeooo:paragraph-rsid="00182803"/>
    </style:style>
    <style:style style:name="P4" style:family="paragraph" style:parent-style-name="Standard">
      <style:paragraph-properties fo:break-before="page"/>
      <style:text-properties officeooo:rsid="00168f08" officeooo:paragraph-rsid="00168f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ctividad 4.2. Configuración de Active Directory</text:h>
      <text:p text:style-name="P1">Wuke Zhang</text:p>
      <text:p text:style-name="P1">1-ASIR</text:p>
      <text:p text:style-name="P1"/>
      <text:p text:style-name="P1"/>
      <text:p text:style-name="P1"><draw:frame draw:style-name="fr2" draw:name="Imagen1" text:anchor-type="char" svg:x="0.053cm" svg:y="0.623cm" svg:width="17cm" svg:height="13.945cm" draw:z-index="0"><draw:image xlink:href="Pictures/10000000000004000000034820946316A7516E7F.png" xlink:type="simple" xlink:show="embed" xlink:actuate="onLoad" draw:mime-type="image/png"/></draw:frame></text:p>
      <text:p text:style-name="P2"><draw:frame draw:style-name="fr2" draw:name="Imagen2" text:anchor-type="char" svg:x="0cm" svg:y="-1.244cm" svg:width="17cm" svg:height="12.938cm" draw:z-index="1"><draw:image xlink:href="Pictures/100000000000031300000257B4386272A003AE44.png" xlink:type="simple" xlink:show="embed" xlink:actuate="onLoad" draw:mime-type="image/png"/></draw:frame><draw:frame draw:style-name="fr2" draw:name="Imagen3" text:anchor-type="char" svg:x="0.159cm" svg:y="12.379cm" svg:width="17cm" svg:height="15.351cm" draw:z-index="2"><draw:image xlink:href="Pictures/100000000000029800000286ABB203BE9A95A525.png" xlink:type="simple" xlink:show="embed" xlink:actuate="onLoad" draw:mime-type="image/png"/></draw:frame></text:p>
      <text:p text:style-name="P2"><draw:frame draw:style-name="fr2" draw:name="Imagen4" text:anchor-type="char" svg:x="-0.132cm" svg:y="-0.928cm" svg:width="17cm" svg:height="6.253cm" draw:z-index="3"><draw:image xlink:href="Pictures/10000000000003D80000016A1852FC114AF0983D.png" xlink:type="simple" xlink:show="embed" xlink:actuate="onLoad" draw:mime-type="image/png"/></draw:frame><draw:frame draw:style-name="fr2" draw:name="Imagen5" text:anchor-type="char" svg:x="-0.026cm" svg:y="6.163cm" svg:width="17cm" svg:height="13.753cm" draw:z-index="4"><draw:image xlink:href="Pictures/10000000000003F800000336C2E06E0CC71F438A.png" xlink:type="simple" xlink:show="embed" xlink:actuate="onLoad" draw:mime-type="image/png"/></draw:frame></text:p>
      <text:p text:style-name="P2"><draw:frame draw:style-name="fr1" draw:name="Imagen6" text:anchor-type="char" svg:width="17cm" svg:height="11.964cm" draw:z-index="5"><draw:image xlink:href="Pictures/100000000000032700000238965BE4A91AC06300.png" xlink:type="simple" xlink:show="embed" xlink:actuate="onLoad" draw:mime-type="image/png"/></draw:frame><draw:frame draw:style-name="fr2" draw:name="Imagen7" text:anchor-type="char" svg:x="-0.011cm" svg:y="12.291cm" svg:width="17cm" svg:height="13.936cm" draw:z-index="8"><draw:image xlink:href="Pictures/10000000000004030000034A847DE43068660BCF.png" xlink:type="simple" xlink:show="embed" xlink:actuate="onLoad" draw:mime-type="image/png"/></draw:frame></text:p>
      <text:p text:style-name="P2"><draw:frame draw:style-name="fr2" draw:name="Imagen8" text:anchor-type="char" svg:x="-0.169cm" svg:y="0.372cm" svg:width="17cm" svg:height="9.781cm" draw:z-index="7"><draw:image xlink:href="Pictures/100000000000052E000002FB6DAA8DA61F1FC0FD.png" xlink:type="simple" xlink:show="embed" xlink:actuate="onLoad" draw:mime-type="image/png"/></draw:frame><draw:frame draw:style-name="fr2" draw:name="Imagen9" text:anchor-type="char" svg:x="0.09cm" svg:y="11.384cm" svg:width="15.965cm" svg:height="13.018cm" draw:z-index="6"><draw:image xlink:href="Pictures/100000000000040300000300EB992586743E2A78.png" xlink:type="simple" xlink:show="embed" xlink:actuate="onLoad" draw:mime-type="image/png"/></draw:frame></text:p>
      <text:p text:style-name="P2"><draw:frame draw:style-name="fr2" draw:name="Imagen10" text:anchor-type="char" svg:x="0.12cm" svg:y="-0.517cm" svg:width="17cm" svg:height="13.035cm" draw:z-index="9"><draw:image xlink:href="Pictures/100000000000040100000312C2A948B4825F0168.png" xlink:type="simple" xlink:show="embed" xlink:actuate="onLoad" draw:mime-type="image/png"/></draw:frame><draw:frame draw:style-name="fr2" draw:name="Imagen11" text:anchor-type="char" svg:x="0.145cm" svg:y="13.48cm" svg:width="17cm" svg:height="12.972cm" draw:z-index="10"><draw:image xlink:href="Pictures/10000000000003F500000305AA2C4F054ED067F5.png" xlink:type="simple" xlink:show="embed" xlink:actuate="onLoad" draw:mime-type="image/png"/></draw:frame></text:p>
      <text:p text:style-name="P2"><draw:frame draw:style-name="fr1" draw:name="Imagen12" text:anchor-type="char" svg:width="17cm" svg:height="12.859cm" draw:z-index="11"><draw:image xlink:href="Pictures/10000000000003F6000002FFED14FAAF15D4D7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9:56:01.628000000</meta:creation-date>
    <dc:date>2024-01-11T12:36:32.194000000</dc:date>
    <meta:editing-duration>PT5H54M37S</meta:editing-duration>
    <meta:editing-cycles>3</meta:editing-cycles>
    <meta:generator>LibreOffice/7.5.0.3$Windows_X86_64 LibreOffice_project/c21113d003cd3efa8c53188764377a8272d9d6de</meta:generator>
    <meta:document-statistic meta:table-count="0" meta:image-count="12" meta:object-count="0" meta:page-count="7" meta:paragraph-count="3" meta:word-count="9" meta:character-count="64" meta:non-whitespace-character-count="58"/>
  </office:meta>
</office:document-meta>
</file>